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c0c0c0" draw:opacity="40%" draw:textarea-horizontal-align="justify" draw:textarea-vertical-align="middle" draw:auto-grow-height="false" draw:shadow-opacity="40%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0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c0c0c0" draw:fill="solid" draw:fill-color="#dd4814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="none" draw:fill-color="#ff8080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251cm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marker-start="Arrowheads_20_1" draw:marker-end="Arrowheads_20_1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1.4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2cm" fo:min-width="1.3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233cm" svg:height="8.18cm" draw:transform="skewX (4.20414944588119E-017) rotate (0.523598775598299) translate (8.442cm 9.65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45cm" svg:height="5.171cm" svg:x="10.883cm" svg:y="8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895cm" svg:height="0.32cm" draw:transform="rotate (0.523598775598299) translate (3.54cm 11.7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6cm" svg:height="0.32cm" draw:transform="rotate (0.523598775598299) translate (9.31cm 8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6cm" svg:height="0.319cm" draw:transform="rotate (0.523598775598299) translate (11.562cm 7.1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5cm" svg:height="0.32cm" draw:transform="rotate (0.523598775598299) translate (9.301cm 8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6cm" svg:height="0.32cm" draw:transform="rotate (0.523598775598299) translate (11.553cm 7.1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5cm" svg:height="0.32cm" draw:transform="rotate (0.523598775598299) translate (13.932cm 5.7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5cm" svg:height="0.32cm" draw:transform="rotate (0.523598775598299) translate (6.879cm 9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5cm" svg:height="0.32cm" draw:transform="rotate (0.523598775598299) translate (4.383cm 11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105cm" svg:y1="12.775cm" svg:x2="8.622cm" svg:y2="10.033cm">
          <text:p/>
        </draw:line>
        <draw:frame draw:style-name="gr6" draw:layer="layout" svg:width="11.344cm" svg:height="1.673cm" draw:transform="rotate (0.523598775598299) translate (0cm 15.907cm)">
          <draw:text-box>
            <text:p>Gndtotalmovingdistance = </text:p>
            <text:p>abs(Speed_pps) * Movement_duration</text:p>
          </draw:text-box>
        </draw:frame>
        <draw:custom-shape draw:style-name="gr7" draw:text-style-name="P1" draw:layer="layout" svg:width="1.307cm" svg:height="8.18cm" draw:transform="rotate (0.523598775598299) translate (9.612cm 9.0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07cm" svg:height="8.18cm" draw:transform="rotate (0.523598775598299) translate (11.912cm 7.7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07cm" svg:height="8.18cm" draw:transform="rotate (0.523598775598299) translate (14.212cm 6.41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707cm" svg:height="3.707cm" svg:x="10.656cm" svg:y="8.862cm">
          <text:p/>
          <draw:enhanced-geometry draw:mirror-horizontal="true" draw:glue-point-type="segments" draw:type="mso-spt100" draw:modifiers="-90 -141.080121907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1" draw:layer="layout" svg:x1="12.905cm" svg:y1="17.26cm" svg:x2="20.861cm" svg:y2="12.772cm">
          <text:p/>
        </draw:line>
        <draw:line draw:style-name="gr5" draw:text-style-name="P1" draw:layer="layout" svg:x1="17.278cm" svg:y1="5.039cm" svg:x2="21.129cm" svg:y2="11.816cm">
          <text:p/>
        </draw:line>
        <draw:g>
          <draw:line draw:style-name="gr9" draw:text-style-name="P1" draw:layer="layout" svg:x1="12.519cm" svg:y1="10.659cm" svg:x2="14.992cm" svg:y2="8.899cm">
            <text:p/>
          </draw:line>
          <draw:frame draw:style-name="gr10" draw:layer="layout" svg:width="0.853cm" svg:height="0.962cm" svg:x="12.519cm" svg:y="9.125cm">
            <draw:text-box>
              <text:p>a</text:p>
            </draw:text-box>
          </draw:frame>
        </draw:g>
        <draw:frame draw:style-name="gr10" draw:layer="layout" svg:width="9.472cm" svg:height="1.673cm" draw:transform="rotate (0.50789081233035) translate (12.926cm 17.614cm)">
          <draw:text-box>
            <text:p>Gnddestwidth = </text:p>
            <text:p>Width * Sin(a) + Height * Cos(a)</text:p>
          </draw:text-box>
        </draw:frame>
        <draw:frame draw:style-name="gr10" draw:layer="layout" svg:width="0.853cm" svg:height="0.962cm" svg:x="18.382cm" svg:y="11.81cm">
          <draw:text-box>
            <text:p>a</text:p>
          </draw:text-box>
        </draw:frame>
        <draw:frame draw:style-name="gr10" draw:layer="layout" svg:width="0.853cm" svg:height="0.962cm" svg:x="11.252cm" svg:y="13.39cm">
          <draw:text-box>
            <text:p>a</text:p>
          </draw:text-box>
        </draw:frame>
        <draw:frame draw:style-name="gr11" draw:layer="layout" svg:width="1.979cm" svg:height="0.963cm" svg:x="13.728cm" svg:y="12.427cm">
          <draw:text-box>
            <text:p>width</text:p>
          </draw:text-box>
        </draw:frame>
        <draw:frame draw:style-name="gr11" draw:layer="layout" svg:width="2.225cm" svg:height="0.963cm" draw:transform="rotate (1.5707963267949) translate (11.088cm 12.071cm)">
          <draw:text-box>
            <text:p>height</text:p>
          </draw:text-box>
        </draw:frame>
        <draw:frame draw:style-name="gr12" draw:layer="layout" svg:width="9.472cm" svg:height="1.781cm" draw:transform="rotate (-0.0157079632679491) translate (19.022cm 6.738cm)">
          <draw:text-box>
            <text:p>Gnddestheight = </text:p>
            <text:p>Width * Cos(a) + Height * Sin(a)</text:p>
          </draw:text-box>
        </draw:frame>
        <draw:line draw:style-name="gr5" draw:text-style-name="P1" draw:layer="layout" svg:x1="16.612cm" svg:y1="5.212cm" svg:x2="21.129cm" svg:y2="2.47cm">
          <text:p/>
        </draw:line>
        <draw:custom-shape draw:style-name="gr4" draw:text-style-name="P1" draw:layer="layout" svg:width="1.345cm" svg:height="0.32cm" draw:transform="rotate (0.523598775598299) translate (16.131cm 4.4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345cm" svg:height="0.32cm" draw:transform="rotate (0.523598775598299) translate (18.381cm 3.1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8.503cm" svg:height="2.384cm" svg:x="19.921cm" svg:y="3.823cm">
          <draw:text-box>
            <text:p>Extension on both sides</text:p>
            <text:p>To use same image for both </text:p>
            <text:p>forward and reverse motion</text:p>
          </draw:text-box>
        </draw:frame>
        <draw:line draw:style-name="gr5" draw:text-style-name="P1" draw:layer="layout" svg:x1="3.185cm" svg:y1="10.662cm" svg:x2="20.303cm" svg:y2="0.977cm">
          <text:p/>
        </draw:line>
        <draw:frame draw:style-name="gr6" draw:layer="layout" svg:width="4.092cm" svg:height="0.962cm" draw:transform="rotate (0.523598775598299) translate (9.09cm 6.228cm)">
          <draw:text-box>
            <text:p>gndrectwidth</text:p>
          </draw:text-box>
        </draw:frame>
        <draw:line draw:style-name="gr13" draw:text-style-name="P1" draw:layer="layout" svg:x1="11.833cm" svg:y1="6.493cm" svg:x2="16.641cm" svg:y2="14.44cm">
          <text:p/>
        </draw:line>
        <draw:frame draw:style-name="gr11" draw:layer="layout" svg:width="4.092cm" svg:height="0.963cm" draw:transform="rotate (0.523598775598299) translate (10.356cm 6.752cm)">
          <draw:text-box>
            <text:p>Phase 0</text:p>
          </draw:text-box>
        </draw:frame>
        <draw:g>
          <draw:custom-shape draw:style-name="gr14" draw:text-style-name="P1" draw:layer="layout" svg:width="1.766cm" svg:height="1.565cm" draw:transform="rotate (0.802327857141793) translate (15.686cm 11.979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493cm" svg:height="1.526cm" draw:transform="rotate (0.79726640231101) translate (16.157cm 11.518cm)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" draw:layer="layout" svg:x1="14.43cm" svg:y1="10.769cm" svg:x2="14.992cm" svg:y2="10.227cm">
          <text:p/>
        </draw:line>
        <draw:line draw:style-name="gr17" draw:text-style-name="P1" draw:layer="layout" svg:x1="14.43cm" svg:y1="10.769cm" svg:x2="16.832cm" svg:y2="11.953cm">
          <text:p/>
        </draw:line>
        <draw:g>
          <draw:custom-shape draw:style-name="gr18" draw:text-style-name="P1" draw:layer="layout" svg:width="2.391cm" svg:height="2.391cm" svg:x="15.573cm" svg:y="10.769cm">
            <text:p/>
            <draw:enhanced-geometry draw:mirror-horizontal="true" draw:glue-point-type="segments" draw:type="mso-spt100" draw:modifiers="-90 -132.60393942395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9" draw:text-style-name="P1" draw:layer="layout" svg:x1="16.73cm" svg:y1="11.953cm" svg:x2="17.9cm" svg:y2="10.769cm">
            <text:p/>
          </draw:line>
          <draw:frame draw:style-name="gr19" draw:text-style-name="P2" draw:layer="layout" svg:width="0.777cm" svg:height="0.896cm" draw:transform="rotate (-0.0497418836818382) translate (16.603cm 10.71cm)">
            <draw:text-box>
              <text:p><text:span text:style-name="T1">b</text:span></text:p>
            </draw:text-box>
          </draw:frame>
        </draw:g>
        <draw:line draw:style-name="gr13" draw:text-style-name="P1" draw:layer="layout" svg:x1="14.992cm" svg:y1="10.113cm" svg:x2="17.158cm" svg:y2="12.298cm">
          <text:p/>
        </draw:line>
        <draw:line draw:style-name="gr17" draw:text-style-name="P1" draw:layer="layout" svg:x1="16.73cm" svg:y1="11.947cm" svg:x2="14.43cm" svg:y2="11.947cm">
          <text:p/>
        </draw:line>
        <draw:line draw:style-name="gr17" draw:text-style-name="P1" draw:layer="layout" svg:x1="14.43cm" svg:y1="10.769cm" svg:x2="14.43cm" svg:y2="11.953cm">
          <text:p/>
        </draw:lin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21" draw:text-style-name="P1" draw:layer="layout" svg:x1="14.815cm" svg:y1="13.649cm" svg:x2="20.093cm" svg:y2="8.371cm">
          <text:p/>
        </draw:line>
        <draw:custom-shape draw:style-name="gr3" draw:text-style-name="P1" draw:layer="layout" svg:width="0.603cm" svg:height="0.603cm" svg:x="10.155cm" svg:y="6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1.982cm" svg:height="2.235cm" svg:x="19.721cm" svg:y="9.495cm">
          <draw:text-box>
            <text:p>a</text:p>
          </draw:text-box>
        </draw:frame>
        <draw:g>
          <draw:custom-shape draw:style-name="gr14" draw:text-style-name="P1" draw:layer="layout" svg:width="4.102cm" svg:height="3.636cm" draw:transform="skewX (0.000872664625997222) rotate (0.802327857141793) translate (13.458cm 9.88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145cm" svg:height="3.546cm" draw:transform="skewX (0.000872664625997114) rotate (0.79726640231101) translate (14.552cm 8.816cm)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" draw:layer="layout" svg:x1="10.54cm" svg:y1="7.076cm" svg:x2="11.846cm" svg:y2="5.817cm">
          <text:p/>
        </draw:line>
        <draw:line draw:style-name="gr17" draw:text-style-name="P1" draw:layer="layout" svg:x1="10.54cm" svg:y1="7.076cm" svg:x2="16.12cm" svg:y2="9.827cm">
          <text:p/>
        </draw:line>
        <draw:custom-shape draw:style-name="gr18" draw:text-style-name="P1" draw:layer="layout" svg:width="5.555cm" svg:height="5.555cm" svg:x="13.199cm" svg:y="7.076cm">
          <text:p/>
          <draw:enhanced-geometry draw:mirror-horizontal="true" draw:glue-point-type="segments" draw:type="mso-spt100" draw:modifiers="-90 -132.60393942395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9" draw:text-style-name="P1" draw:layer="layout" svg:x1="15.883cm" svg:y1="9.827cm" svg:x2="18.601cm" svg:y2="7.076cm">
          <text:p/>
        </draw:line>
        <draw:frame draw:style-name="gr23" draw:text-style-name="P2" draw:layer="layout" svg:width="1.805cm" svg:height="2.082cm" draw:transform="rotate (-0.0504400153826359) translate (15.988cm 7.883cm)">
          <draw:text-box>
            <text:p><text:span text:style-name="T1">b</text:span></text:p>
          </draw:text-box>
        </draw:frame>
        <draw:line draw:style-name="gr13" draw:text-style-name="P1" draw:layer="layout" svg:x1="11.845cm" svg:y1="5.552cm" svg:x2="16.877cm" svg:y2="10.628cm">
          <text:p/>
        </draw:line>
        <draw:line draw:style-name="gr17" draw:text-style-name="P1" draw:layer="layout" svg:x1="15.884cm" svg:y1="9.813cm" svg:x2="10.54cm" svg:y2="9.813cm">
          <text:p/>
        </draw:line>
        <draw:line draw:style-name="gr17" draw:text-style-name="P1" draw:layer="layout" svg:x1="10.54cm" svg:y1="7.076cm" svg:x2="10.54cm" svg:y2="9.827cm">
          <text:p/>
        </draw:line>
        <draw:frame draw:style-name="gr24" draw:text-style-name="P3" draw:layer="layout" svg:width="3.73cm" svg:height="0.962cm" svg:x="6.654cm" svg:y="5.865cm">
          <draw:text-box>
            <text:p text:style-name="P3">Center</text:p>
          </draw:text-box>
        </draw:frame>
        <draw:frame draw:style-name="gr10" draw:layer="layout" svg:width="4.477cm" svg:height="0.962cm" svg:x="10.47cm" svg:y="4.417cm">
          <draw:text-box>
            <text:p>zerophasepos</text:p>
          </draw:text-box>
        </draw:frame>
        <draw:frame draw:style-name="gr10" draw:layer="layout" svg:width="1.171cm" svg:height="0.962cm" svg:x="12.031cm" svg:y="9.827cm">
          <draw:text-box>
            <text:p>dy</text:p>
          </draw:text-box>
        </draw:frame>
        <draw:frame draw:style-name="gr10" draw:layer="layout" svg:width="1.171cm" svg:height="0.962cm" svg:x="9.369cm" svg:y="8.049cm">
          <draw:text-box>
            <text:p>dx</text:p>
          </draw:text-box>
        </draw:frame>
        <draw:frame draw:style-name="gr10" draw:layer="layout" svg:width="0.82cm" svg:height="0.962cm" svg:x="11.845cm" svg:y="8.204cm">
          <draw:text-box>
            <text:p>c</text:p>
          </draw:text-box>
        </draw:frame>
        <draw:frame draw:style-name="gr10" draw:layer="layout" svg:width="5.163cm" svg:height="0.962cm" svg:x="10.613cm" svg:y="15.146cm">
          <draw:text-box>
            <text:p>c = sqrt(dx²+dy²)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7" draw:text-style-name="P1" draw:layer="layout" svg:x1="9.221cm" svg:y1="4.481cm" svg:x2="8.213cm" svg:y2="14.431cm">
          <text:p/>
        </draw:line>
        <draw:line draw:style-name="gr17" draw:text-style-name="P1" draw:layer="layout" svg:x1="8.213cm" svg:y1="4.481cm" svg:x2="8.213cm" svg:y2="14.431cm">
          <text:p/>
        </draw:line>
        <draw:frame draw:style-name="gr10" draw:layer="layout" svg:width="15.746cm" svg:height="3.806cm" svg:x="14.796cm" svg:y="9.799cm">
          <draw:text-box>
            <text:p>Tan 1deg =cmperdeg/distance</text:p>
            <text:p>Cmperdeg = distance *tan 1</text:p>
            <text:p/>
            <text:p>Cycles / pixels <text:s/>= cycles/degree * degree/cm * cm/pixe</text:p>
            <text:p/>
          </draw:text-box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Heimel</meta:initial-creator>
    <meta:creation-date>2012-11-15T23:57:38</meta:creation-date>
    <dc:date>2012-11-28T15:02:11</dc:date>
    <meta:editing-duration>PT13M37S</meta:editing-duration>
    <meta:editing-cycles>9</meta:editing-cycles>
    <meta:generator>LibreOffice/3.5$Linux_x86 LibreOffice_project/350m1$Build-2</meta:generator>
    <dc:creator>Alexander Heimel</dc:creator>
    <meta:document-statistic meta:object-count="97"/>
  </office:meta>
</office:document-meta>
</file>